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officeooo:paragraph-rsid="00126491" style:font-size-asian="10pt" style:font-size-complex="10pt"/>
    </style:style>
    <style:style style:name="T1" style:family="text">
      <style:text-properties officeooo:rsid="001181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- ===========================================================</text:p>
      <text:p text:style-name="P1">-- CRIAÇÃO DO BANCO DE DADOS</text:p>
      <text:p text:style-name="P1">-- ===========================================================</text:p>
      <text:p text:style-name="P1">CREATE DATABASE universidade_db;</text:p>
      <text:p text:style-name="P1">\c universidade_db;</text:p>
      <text:p text:style-name="P1"/>
      <text:p text:style-name="P1">-- ===========================================================</text:p>
      <text:p text:style-name="P1">-- TABELA: pessoa_fisica</text:p>
      <text:p text:style-name="P1">-- ===========================================================</text:p>
      <text:p text:style-name="P1">CREATE TABLE pessoa_fisica (</text:p>
      <text:p text:style-name="P1"><text:s text:c="4"/>id SERIAL PRIMARY KEY,</text:p>
      <text:p text:style-name="P1"><text:s text:c="4"/>nome VARCHAR(150) NOT NULL,</text:p>
      <text:p text:style-name="P1"><text:s text:c="4"/>cpf VARCHAR(14) UNIQUE NOT NULL,</text:p>
      <text:p text:style-name="P1"><text:s text:c="4"/>data_nascimento DATE NOT NULL,</text:p>
      <text:p text:style-name="P1"><text:s text:c="4"/>created_at TIMESTAMP DEFAULT CURRENT_TIMESTAMP,</text:p>
      <text:p text:style-name="P1"><text:s text:c="4"/>updated_at TIMESTAMP DEFAULT CURRENT_TIMESTAMP</text:p>
      <text:p text:style-name="P1">);</text:p>
      <text:p text:style-name="P1"/>
      <text:p text:style-name="P1">-- ===========================================================</text:p>
      <text:p text:style-name="P1">-- TABELA: pessoa_juridica</text:p>
      <text:p text:style-name="P1">-- ===========================================================</text:p>
      <text:p text:style-name="P1">CREATE TABLE pessoa_juridica (</text:p>
      <text:p text:style-name="P1"><text:s text:c="4"/>id SERIAL PRIMARY KEY,</text:p>
      <text:p text:style-name="P1"><text:s text:c="4"/>razao_social VARCHAR(200) NOT NULL,</text:p>
      <text:p text:style-name="P1"><text:s text:c="4"/>nome_fantasia VARCHAR(200) NOT NULL,</text:p>
      <text:p text:style-name="P1"><text:s text:c="4"/>cnpj VARCHAR(18) UNIQUE NOT NULL,</text:p>
      <text:p text:style-name="P1"><text:s text:c="4"/>produto_fornecido VARCHAR(150) NOT NULL,</text:p>
      <text:p text:style-name="P1"><text:s text:c="4"/>endereco VARCHAR(150),</text:p>
      <text:p text:style-name="P1"><text:s text:c="4"/>cidade TEXT,</text:p>
      <text:p text:style-name="P1"><text:s text:c="4"/>estado TEXT,</text:p>
      <text:p text:style-name="P1"><text:s text:c="4"/>created_at TIMESTAMP DEFAULT CURRENT_TIMESTAMP,</text:p>
      <text:p text:style-name="P1"><text:s text:c="4"/>updated_at TIMESTAMP DEFAULT CURRENT_TIMESTAMP</text:p>
      <text:p text:style-name="P1">);</text:p>
      <text:p text:style-name="P1"/>
      <text:p text:style-name="P1">-- ===========================================================</text:p>
      <text:p text:style-name="P1">-- TABELA: professor (referencia pessoa_fisica)</text:p>
      <text:p text:style-name="P1">-- ===========================================================</text:p>
      <text:p text:style-name="P1">CREATE TABLE professor (</text:p>
      <text:p text:style-name="P1"><text:s text:c="4"/>id SERIAL PRIMARY KEY,</text:p>
      <text:p text:style-name="P1"><text:s text:c="4"/>pessoa_fisica_id INT NOT NULL REFERENCES pessoa_fisica(id) ON DELETE CASCADE,</text:p>
      <text:p text:style-name="P1"><text:s text:c="4"/>diploma VARCHAR(255) NOT NULL,</text:p>
      <text:p text:style-name="P2"><text:s text:c="4"/>cidade TEXT,</text:p>
      <text:p text:style-name="P2"><text:s text:c="4"/><text:span text:style-name="T1">estado TEXT,</text:span></text:p>
      <text:p text:style-name="P1"><text:s text:c="4"/>created_at TIMESTAMP DEFAULT CURRENT_TIMESTAMP,</text:p>
      <text:p text:style-name="P1"><text:s text:c="4"/>updated_at TIMESTAMP DEFAULT CURRENT_TIMESTAMP</text:p>
      <text:p text:style-name="P1">);</text:p>
      <text:p text:style-name="P1"/>
      <text:p text:style-name="P1">-- ===========================================================</text:p>
      <text:p text:style-name="P1">-- TABELA: aluno (referencia pessoa_fisica)</text:p>
      <text:p text:style-name="P1">-- ===========================================================</text:p>
      <text:p text:style-name="P1">CREATE TABLE aluno (</text:p>
      <text:p text:style-name="P1"><text:s text:c="4"/>id SERIAL PRIMARY KEY,</text:p>
      <text:p text:style-name="P1"><text:s text:c="4"/>pessoa_fisica_id INT NOT NULL REFERENCES pessoa_fisica(id) ON DELETE CASCADE,</text:p>
      <text:p text:style-name="P1"><text:s text:c="4"/>nome_da_mae VARCHAR(150) NOT NULL,</text:p>
      <text:p text:style-name="P1"><text:s text:c="4"/>ano_letivo INT,</text:p>
      <text:p text:style-name="P1"><text:s text:c="4"/>cidade TEXT,</text:p>
      <text:p text:style-name="P1"><text:s text:c="4"/>estado TEXT,</text:p>
      <text:p text:style-name="P1"><text:s text:c="4"/>created_at TIMESTAMP DEFAULT CURRENT_TIMESTAMP,</text:p>
      <text:p text:style-name="P1"><text:s text:c="4"/>updated_at TIMESTAMP DEFAULT CURRENT_TIMESTAMP</text:p>
      <text:p text:style-name="P1">);</text:p>
      <text:p text:style-name="P1">-- ===========================================================</text:p>
      <text:p text:style-name="P1">-- TABELA: fornecedor</text:p>
      <text:p text:style-name="P1">-- ===========================================================</text:p>
      <text:p text:style-name="P1"><text:soft-page-break/>CREATE TABLE fornecedor (</text:p>
      <text:p text:style-name="P1"><text:s text:c="4"/>id SERIAL PRIMARY KEY,</text:p>
      <text:p text:style-name="P1"><text:s text:c="4"/>pessoa_juridica_id INT NOT NULL REFERENCES pessoa_juridica(id) ON DELETE CASCADE,</text:p>
      <text:p text:style-name="P1"><text:s text:c="4"/>inscricao_estadual VARCHAR(20),</text:p>
      <text:p text:style-name="P1"><text:s text:c="4"/>contato VARCHAR(100),</text:p>
      <text:p text:style-name="P1"><text:s text:c="4"/>ativo BOOLEAN DEFAULT TRUE,</text:p>
      <text:p text:style-name="P1"><text:s text:c="4"/>created_at TIMESTAMP DEFAULT CURRENT_TIMESTAMP,</text:p>
      <text:p text:style-name="P1"><text:s text:c="4"/>updated_at TIMESTAMP DEFAULT CURRENT_TIMESTAMP</text:p>
      <text:p text:style-name="P1">);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1T22:20:11.226581500</meta:creation-date>
    <dc:date>2025-11-11T22:58:51.713058500</dc:date>
    <meta:editing-duration>PT12M40S</meta:editing-duration>
    <meta:editing-cycles>4</meta:editing-cycles>
    <meta:generator>LibreOffice/25.2.7.2$Windows_X86_64 LibreOffice_project/5cbfd1ab6520636bb5f7b99185aa69bd7456825d</meta:generator>
    <meta:document-statistic meta:table-count="0" meta:image-count="0" meta:object-count="0" meta:page-count="2" meta:paragraph-count="68" meta:word-count="228" meta:character-count="2568" meta:non-whitespace-character-count="2256"/>
  </office:meta>
</office:document-meta>
</file>